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81aca6" draw:opacity="20%" draw:textarea-horizontal-align="justify" draw:textarea-vertical-align="middle" draw:auto-grow-height="false" fo:min-height="4.894cm" fo:min-width="6.444cm" loext:decorative="false"/>
    </style:style>
    <style:style style:name="gr2" style:family="graphic" style:parent-style-name="standard">
      <style:graphic-properties draw:stroke="none" draw:fill="solid" draw:fill-color="#ff972f" draw:opacity="20%" draw:textarea-horizontal-align="justify" draw:textarea-vertical-align="middle" draw:auto-grow-height="false" fo:min-height="5.39cm" fo:min-width="7.39cm" loext:decorative="false"/>
    </style:style>
    <style:style style:name="gr3" style:family="graphic" style:parent-style-name="standard">
      <style:graphic-properties draw:stroke="none" draw:fill="solid" draw:fill-color="#b2b2b2" draw:opacity="20%" draw:textarea-horizontal-align="justify" draw:textarea-vertical-align="middle" draw:auto-grow-height="false" fo:min-height="5.562cm" fo:min-width="3.562cm" loext:decorative="false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cccccc" loext:fill-use-slide-background="false" draw:opacity="30%" draw:textarea-horizontal-align="justify" draw:textarea-vertical-align="middle" draw:auto-grow-height="false" fo:min-height="0.14cm" fo:min-width="0cm" fo:padding-top="0.142cm" fo:padding-bottom="0.142cm" fo:padding-left="0.267cm" fo:padding-right="0.267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ff6d6d" draw:marker-start-width="0.252cm" draw:marker-end-width="0.252cm" draw:fill="solid" draw:fill-color="#ff6d6d" loext:fill-use-slide-background="false" draw:opacity="30%" draw:textarea-horizontal-align="justify" draw:textarea-vertical-align="middle" draw:auto-grow-height="false" fo:min-height="0.14cm" fo:min-width="0cm" fo:padding-top="0.142cm" fo:padding-bottom="0.142cm" fo:padding-left="0.267cm" fo:padding-right="0.267cm" fo:wrap-option="wrap" loext:decorative="false"/>
    </style:style>
    <style:style style:name="gr7" style:family="graphic" style:parent-style-name="objectwithoutfill">
      <style:graphic-properties svg:stroke-width="0.035cm" svg:stroke-color="#ff6d6d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svg:stroke-width="0.035cm" svg:stroke-color="#77bc65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objectwithoutfill">
      <style:graphic-properties svg:stroke-width="0.035cm" svg:stroke-color="#ff6d6d" draw:marker-start-width="0.252cm" draw:marker-end-width="0.252cm" draw:fill="solid" draw:fill-color="#ff6d6d" loext:fill-use-slide-background="false" draw:opacity="30%" draw:textarea-vertical-align="middle" fo:padding-top="0.142cm" fo:padding-bottom="0.142cm" fo:padding-left="0.267cm" fo:padding-right="0.267cm" loext:decorative="false"/>
    </style:style>
    <style:style style:name="gr10" style:family="graphic" style:parent-style-name="objectwithoutfill">
      <style:graphic-properties svg:stroke-width="0.035cm" svg:stroke-color="#ff6d6d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gr11" style:family="graphic" style:parent-style-name="objectwithoutfill">
      <style:graphic-properties svg:stroke-width="0.035cm" svg:stroke-color="#ff6d6d" draw:marker-start="Arrowheads_20_1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23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7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15" style:family="graphic" style:parent-style-name="standard">
      <style:graphic-properties draw:stroke="dash" draw:stroke-dash="Long_20_Dash_20__28_Rounded_29_" svg:stroke-width="0.035cm" svg:stroke-color="#808080" draw:marker-start-width="0.252cm" draw:marker-end-width="0.252cm" svg:stroke-linecap="round" draw:fill="none" draw:fill-color="#ffffff" draw:auto-grow-height="true" draw:auto-grow-width="false" fo:min-height="1.603cm" fo:padding-top="0.142cm" fo:padding-bottom="0.142cm" fo:padding-left="0.267cm" fo:padding-right="0.267cm" loext:decorative="false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035cm" svg:stroke-color="#808080" draw:marker-start-width="0.252cm" draw:marker-end-width="0.252cm" svg:stroke-linecap="butt" draw:fill="none" draw:fill-color="#ffffff" draw:auto-grow-height="true" draw:auto-grow-width="false" fo:min-height="1.336cm" fo:padding-top="0.142cm" fo:padding-bottom="0.142cm" fo:padding-left="0.267cm" fo:padding-right="0.267cm" loext:decorative="false"/>
      <style:paragraph-properties style:writing-mode="lr-tb"/>
    </style:style>
    <style:style style:name="gr17" style:family="graphic" style:parent-style-name="standard">
      <style:graphic-properties draw:stroke="dash" draw:stroke-dash="Long_20_Dash_20__28_Rounded_29_" svg:stroke-color="#000000" svg:stroke-linecap="round" draw:fill="none" draw:fill-color="#ffffff" draw:textarea-vertical-align="middle" draw:auto-grow-height="false" draw:auto-grow-width="false" fo:min-height="0.051cm" loext:decorative="false"/>
      <style:paragraph-properties style:writing-mode="lr-tb"/>
    </style:style>
    <style:style style:name="gr18" style:family="graphic" style:parent-style-name="standard">
      <style:graphic-properties svg:stroke-width="0.053cm" svg:stroke-color="#808080" draw:marker-start-width="0.279cm" draw:marker-end-width="0.279cm" draw:fill-color="#ffffff" draw:opacity="90%" draw:textarea-horizontal-align="justify" draw:textarea-vertical-align="middle" draw:auto-grow-height="false" fo:min-height="0.698cm" fo:min-width="1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19" style:family="graphic" style:parent-style-name="objectwithoutfill">
      <style:graphic-properties svg:stroke-width="0.035cm" svg:stroke-color="#77bc65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5cm" loext:decorative="false"/>
      <style:paragraph-properties style:writing-mode="lr-tb"/>
    </style:style>
    <style:style style:name="gr21" style:family="graphic" style:parent-style-name="standard">
      <style:graphic-properties svg:stroke-width="0.035cm" svg:stroke-color="#50938a" draw:marker-start-width="0.252cm" draw:marker-end-width="0.252cm" draw:fill-color="#81aca6" draw:opacity="30%" draw:textarea-horizontal-align="justify" draw:textarea-vertical-align="middle" draw:auto-grow-height="false" fo:min-height="0.62cm" fo:min-width="1.37cm" fo:padding-top="0.142cm" fo:padding-bottom="0.142cm" fo:padding-left="0.267cm" fo:padding-right="0.267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53cm" svg:stroke-color="#808080" draw:marker-start-width="0.279cm" draw:marker-end-width="0.279cm" draw:fill-color="#ffffff" draw:opacity="70%" draw:textarea-horizontal-align="justify" draw:textarea-vertical-align="middle" draw:auto-grow-height="false" fo:min-height="0.698cm" fo:min-width="1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35cm" svg:stroke-color="#50938a" draw:marker-start-width="0.252cm" draw:marker-end-width="0.252cm" draw:fill-color="#81aca6" draw:opacity="30%" draw:textarea-horizontal-align="justify" draw:textarea-vertical-align="middle" draw:auto-grow-height="false" fo:min-height="0.62cm" fo:min-width="1.17cm" fo:padding-top="0.142cm" fo:padding-bottom="0.142cm" fo:padding-left="0.267cm" fo:padding-right="0.267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035cm" svg:stroke-color="#808080" draw:marker-start-width="0.252cm" draw:marker-end-width="0.252cm" draw:fill-color="#b2b2b2" draw:opacity="30%" draw:textarea-horizontal-align="justify" draw:textarea-vertical-align="middle" draw:auto-grow-height="false" fo:min-height="0.62cm" fo:min-width="1.07cm" fo:padding-top="0.142cm" fo:padding-bottom="0.142cm" fo:padding-left="0.267cm" fo:padding-right="0.267cm" style:writing-mode="lr-tb" loext:decorative="false"/>
      <style:paragraph-properties style:writing-mode="lr-tb"/>
    </style:style>
    <style:style style:name="gr25" style:family="graphic" style:parent-style-name="objectwithoutfill">
      <style:graphic-properties svg:stroke-width="0.035cm" svg:stroke-color="#77bc65" draw:marker-start="Arrowheads_20_1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26" style:family="graphic" style:parent-style-name="standard">
      <style:graphic-properties svg:stroke-width="0.035cm" svg:stroke-color="#808080" draw:marker-start-width="0.252cm" draw:marker-end-width="0.252cm" draw:fill="solid" draw:fill-color="#b2b2b2" draw:opacity="30%" draw:textarea-horizontal-align="justify" draw:textarea-vertical-align="middle" draw:auto-grow-height="false" fo:min-height="0.62cm" fo:min-width="0.97cm" fo:padding-top="0.142cm" fo:padding-bottom="0.142cm" fo:padding-left="0.267cm" fo:padding-right="0.267cm" style:writing-mode="lr-tb" loext:decorative="false"/>
      <style:paragraph-properties style:writing-mode="lr-tb"/>
    </style:style>
    <style:style style:name="gr27" style:family="graphic" style:parent-style-name="standard">
      <style:graphic-properties svg:stroke-width="0.035cm" svg:stroke-color="#808080" draw:marker-start-width="0.252cm" draw:marker-end-width="0.252cm" draw:fill="solid" draw:fill-color="#b2b2b2" draw:opacity="30%" draw:textarea-horizontal-align="justify" draw:textarea-vertical-align="middle" draw:auto-grow-height="false" fo:min-height="0.62cm" fo:min-width="1.37cm" fo:padding-top="0.142cm" fo:padding-bottom="0.142cm" fo:padding-left="0.267cm" fo:padding-right="0.267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035cm" svg:stroke-color="#50938a" draw:marker-start-width="0.252cm" draw:marker-end-width="0.252cm" draw:fill-color="#81aca6" draw:opacity="30%" draw:textarea-horizontal-align="justify" draw:textarea-vertical-align="middle" draw:auto-grow-height="false" fo:min-height="0.62cm" fo:min-width="1.27cm" fo:padding-top="0.142cm" fo:padding-bottom="0.142cm" fo:padding-left="0.267cm" fo:padding-right="0.267cm" style:writing-mode="lr-tb" loext:decorative="false"/>
      <style:paragraph-properties style:writing-mode="lr-tb"/>
    </style:style>
    <style:style style:name="gr29" style:family="graphic" style:parent-style-name="objectwithoutfill">
      <style:graphic-properties svg:stroke-width="0.035cm" svg:stroke-color="#ff6d6d" draw:marker-start="Arrowheads_20_2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30" style:family="graphic" style:parent-style-name="objectwithoutfill">
      <style:graphic-properties svg:stroke-width="0.035cm" svg:stroke-color="#77bc65" draw:marker-start-width="0.252cm" draw:marker-end="Arrowheads_20_2" draw:marker-end-width="0.252cm" draw:fill="none" draw:textarea-vertical-align="middle" fo:padding-top="0.142cm" fo:padding-bottom="0.142cm" fo:padding-left="0.267cm" fo:padding-right="0.267cm" loext:decorative="false"/>
    </style:style>
    <style:style style:name="gr31" style:family="graphic" style:parent-style-name="standard">
      <style:graphic-properties svg:stroke-width="0.035cm" svg:stroke-color="#ff860d" draw:marker-start-width="0.252cm" draw:marker-end-width="0.252cm" draw:fill-color="#ff972f" draw:opacity="30%" draw:textarea-horizontal-align="justify" draw:textarea-vertical-align="middle" draw:auto-grow-height="false" fo:min-height="0.62cm" fo:min-width="1.07cm" fo:padding-top="0.142cm" fo:padding-bottom="0.142cm" fo:padding-left="0.267cm" fo:padding-right="0.267cm" style:writing-mode="lr-tb" loext:decorative="false"/>
      <style:paragraph-properties style:writing-mode="lr-tb"/>
    </style:style>
    <style:style style:name="gr32" style:family="graphic" style:parent-style-name="standard">
      <style:graphic-properties svg:stroke-width="0.035cm" svg:stroke-color="#ff860d" draw:marker-start-width="0.252cm" draw:marker-end-width="0.252cm" draw:fill-color="#ff972f" draw:opacity="30%" draw:textarea-horizontal-align="justify" draw:textarea-vertical-align="middle" draw:auto-grow-height="false" fo:min-height="0.62cm" fo:min-width="0.87cm" fo:padding-top="0.142cm" fo:padding-bottom="0.142cm" fo:padding-left="0.267cm" fo:padding-right="0.267cm" style:writing-mode="lr-tb" loext:decorative="false"/>
      <style:paragraph-properties style:writing-mode="lr-tb"/>
    </style:style>
    <style:style style:name="gr33" style:family="graphic" style:parent-style-name="standard">
      <style:graphic-properties svg:stroke-width="0.035cm" svg:stroke-color="#ff860d" draw:marker-start-width="0.252cm" draw:marker-end-width="0.252cm" draw:fill-color="#ff972f" draw:opacity="30%" draw:textarea-horizontal-align="justify" draw:textarea-vertical-align="middle" draw:auto-grow-height="false" fo:min-height="0.62cm" fo:min-width="1.17cm" fo:padding-top="0.142cm" fo:padding-bottom="0.142cm" fo:padding-left="0.267cm" fo:padding-right="0.267cm" style:writing-mode="lr-tb" loext:decorative="false"/>
      <style:paragraph-properties style:writing-mode="lr-tb"/>
    </style:style>
    <style:style style:name="gr34" style:family="graphic" style:parent-style-name="standard">
      <style:graphic-properties svg:stroke-width="0.053cm" svg:stroke-color="#ff6d6d" draw:marker-start-width="0.279cm" draw:marker-end-width="0.279cm" draw:fill-color="#ffffff" draw:opacity="30%" draw:textarea-horizontal-align="justify" draw:textarea-vertical-align="middle" draw:auto-grow-height="false" fo:min-height="0.698cm" fo:min-width="1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draw:fill="solid" draw:fill-color="#8e86ae" draw:opacity="20%" draw:textarea-horizontal-align="justify" draw:textarea-vertical-align="middle" draw:auto-grow-height="false" fo:min-height="3.36cm" fo:min-width="6.61cm" loext:decorative="false"/>
    </style:style>
    <style:style style:name="gr36" style:family="graphic" style:parent-style-name="objectwithoutfill">
      <style:graphic-properties svg:stroke-width="0.035cm" svg:stroke-color="#ff6d6d" draw:marker-start="Arrowheads_20_3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7" style:family="graphic" style:parent-style-name="objectwithoutfill">
      <style:graphic-properties svg:stroke-width="0.035cm" svg:stroke-color="#77bc65" draw:marker-start="Arrowheads_20_2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38" style:family="graphic" style:parent-style-name="standard">
      <style:graphic-properties svg:stroke-width="0.053cm" svg:stroke-color="#808080" draw:marker-start-width="0.279cm" draw:marker-end-width="0.279cm" draw:fill-color="#ffffff" draw:opacity="70%" draw:textarea-horizontal-align="justify" draw:textarea-vertical-align="middle" draw:auto-grow-height="false" fo:min-height="0.798cm" fo:min-width="1.248cm" fo:padding-top="0.151cm" fo:padding-bottom="0.151cm" fo:padding-left="0.276cm" fo:padding-right="0.276cm" style:writing-mode="lr-tb" loext:decorative="false"/>
      <style:paragraph-properties style:writing-mode="lr-tb"/>
    </style:style>
    <style:style style:name="gr39" style:family="graphic" style:parent-style-name="standard">
      <style:graphic-properties svg:stroke-width="0.035cm" svg:stroke-color="#55308d" draw:marker-start-width="0.252cm" draw:marker-end-width="0.252cm" draw:fill-color="#8e86ae" draw:opacity="30%" draw:textarea-horizontal-align="justify" draw:textarea-vertical-align="middle" draw:auto-grow-height="false" fo:min-height="0.62cm" fo:min-width="1.07cm" fo:padding-top="0.142cm" fo:padding-bottom="0.142cm" fo:padding-left="0.267cm" fo:padding-right="0.267cm" style:writing-mode="lr-tb" loext:decorative="false"/>
      <style:paragraph-properties style:writing-mode="lr-tb"/>
    </style:style>
    <style:style style:name="gr40" style:family="graphic" style:parent-style-name="standard">
      <style:graphic-properties svg:stroke-width="0.035cm" svg:stroke-color="#000000" draw:marker-start-width="0.252cm" draw:marker-end-width="0.252cm" draw:fill="solid" draw:fill-color="#cccccc" loext:fill-use-slide-background="false" draw:opacity="30%" draw:textarea-horizontal-align="justify" draw:textarea-vertical-align="middle" draw:auto-grow-height="false" fo:min-height="0.14cm" fo:min-width="0cm" fo:padding-top="0.142cm" fo:padding-bottom="0.142cm" fo:padding-left="0.267cm" fo:padding-right="0.267cm" fo:wrap-option="wrap" loext:decorative="false"/>
    </style:style>
    <style:style style:name="gr41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in-height="0.239cm" loext:decorative="false"/>
      <style:paragraph-properties style:writing-mode="lr-tb"/>
    </style:style>
    <style:style style:name="gr42" style:family="graphic" style:parent-style-name="standard">
      <style:graphic-properties draw:stroke="dash" draw:stroke-dash="Long_20_Dash" svg:stroke-width="0.035cm" svg:stroke-color="#808080" draw:marker-start-width="0.252cm" draw:marker-end-width="0.252cm" svg:stroke-linecap="butt" draw:fill="none" draw:fill-color="#ffffff" draw:auto-grow-height="true" draw:auto-grow-width="false" fo:min-height="0.586cm" fo:padding-top="0.142cm" fo:padding-bottom="0.142cm" fo:padding-left="0.267cm" fo:padding-right="0.267cm" loext:decorative="false"/>
      <style:paragraph-properties style:writing-mode="lr-tb"/>
    </style:style>
    <style:style style:name="P1" style:family="paragraph">
      <loext:graphic-properties draw:fill="solid" draw:fill-color="#81aca6" draw:opacity="20%"/>
      <style:paragraph-properties fo:text-align="center"/>
    </style:style>
    <style:style style:name="P2" style:family="paragraph">
      <loext:graphic-properties draw:fill="solid" draw:fill-color="#ff972f" draw:opacity="20%"/>
      <style:paragraph-properties fo:text-align="center"/>
    </style:style>
    <style:style style:name="P3" style:family="paragraph">
      <loext:graphic-properties draw:fill="solid" draw:fill-color="#b2b2b2" draw:opacity="20%"/>
      <style:paragraph-properties fo:text-align="center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loext:graphic-properties draw:fill="solid" draw:fill-color="#cccccc" draw:opacity="30%"/>
      <style:paragraph-properties fo:text-align="center" style:writing-mode="lr-tb"/>
      <style:text-properties fo:font-size="6pt" style:font-size-asian="6pt" style:font-size-complex="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6d6d" draw:opacity="3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ff6d6d" loext:opacity="100%" fo:font-size="6pt" style:font-size-asian="6pt" style:font-size-complex="6pt"/>
    </style:style>
    <style:style style:name="P10" style:family="paragraph">
      <loext:graphic-properties draw:fill="none" draw:fill-color="#ffffff"/>
      <style:text-properties fo:color="#808080" loext:opacity="100%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ff860d" loext:opacity="100%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style:font-name="Liberation Sans Narrow" fo:font-size="8pt" style:font-size-asian="8pt" style:font-size-complex="8pt"/>
    </style:style>
    <style:style style:name="P13" style:family="paragraph">
      <loext:graphic-properties draw:fill="none" draw:fill-color="#ffffff"/>
      <style:text-properties style:font-name="Liberation Sans Narrow" fo:font-size="8pt" fo:font-style="italic" style:font-size-asian="8pt" style:font-style-asian="italic" style:font-size-complex="8pt" style:font-style-complex="italic"/>
    </style:style>
    <style:style style:name="P14" style:family="paragraph">
      <loext:graphic-properties draw:fill="none" draw:fill-color="#ffffff"/>
      <style:paragraph-properties fo:text-align="center"/>
      <style:text-properties fo:color="#000000" loext:opacity="100%" fo:font-size="6pt" fo:font-weight="normal" style:font-size-asian="6pt" style:font-weight-asian="normal" style:font-size-complex="6pt" style:font-weight-complex="normal"/>
    </style:style>
    <style:style style:name="P15" style:family="paragraph">
      <style:paragraph-properties fo:text-align="center"/>
      <style:text-properties fo:color="#000000" loext:opacity="100%" fo:font-size="8pt" style:font-size-asian="8pt" style:font-size-complex="8pt"/>
    </style:style>
    <style:style style:name="P16" style:family="paragraph">
      <loext:graphic-properties draw:fill-color="#ffffff" draw:opacity="90%"/>
      <style:paragraph-properties fo:text-align="center" style:writing-mode="lr-tb"/>
      <style:text-properties fo:color="#000000" loext:opacity="100%" fo:font-size="8pt" style:font-size-asian="8pt" style:font-size-complex="8pt"/>
    </style:style>
    <style:style style:name="P17" style:family="paragraph">
      <loext:graphic-properties draw:fill="none" draw:fill-color="#ffffff"/>
      <style:paragraph-properties fo:text-align="center"/>
      <style:text-properties fo:color="#000000" loext:opacity="100%" fo:font-size="6pt" fo:font-style="italic" style:font-size-asian="6pt" style:font-style-asian="italic" style:font-size-complex="6pt" style:font-style-complex="italic"/>
    </style:style>
    <style:style style:name="P18" style:family="paragraph">
      <style:paragraph-properties fo:text-align="center"/>
      <style:text-properties style:text-position="0% 100%" fo:font-size="7pt" fo:font-style="italic" style:font-size-asian="7pt" style:font-style-asian="italic" style:font-size-complex="7pt" style:font-style-complex="italic"/>
    </style:style>
    <style:style style:name="P19" style:family="paragraph">
      <loext:graphic-properties draw:fill-color="#81aca6" draw:opacity="30%"/>
      <style:paragraph-properties fo:text-align="center" style:writing-mode="lr-tb"/>
      <style:text-properties style:text-position="0% 100%" fo:font-size="7pt" fo:font-style="italic" style:font-size-asian="7pt" style:font-style-asian="italic" style:font-size-complex="7pt" style:font-style-complex="italic"/>
    </style:style>
    <style:style style:name="P20" style:family="paragraph">
      <loext:graphic-properties draw:fill="none" draw:fill-color="#ffffff"/>
      <style:paragraph-properties fo:text-align="center"/>
      <style:text-properties fo:color="#158466" loext:opacity="100%"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-color="#ffffff" draw:opacity="70%"/>
      <style:paragraph-properties fo:text-align="center" style:writing-mode="lr-tb"/>
      <style:text-properties fo:color="#000000" loext:opacity="100%" fo:font-size="8pt" style:font-size-asian="8pt" style:font-size-complex="8pt"/>
    </style:style>
    <style:style style:name="P22" style:family="paragraph">
      <style:paragraph-properties fo:text-align="center"/>
      <style:text-properties style:text-position="0% 100%" fo:font-size="6pt" fo:font-style="italic" style:font-size-asian="6pt" style:font-style-asian="italic" style:font-size-complex="6pt" style:font-style-complex="italic"/>
    </style:style>
    <style:style style:name="P23" style:family="paragraph">
      <loext:graphic-properties draw:fill-color="#81aca6" draw:opacity="30%"/>
      <style:paragraph-properties fo:text-align="center" style:writing-mode="lr-tb"/>
      <style:text-properties style:text-position="0% 100%" fo:font-size="6pt" fo:font-style="italic" style:font-size-asian="6pt" style:font-style-asian="italic" style:font-size-complex="6pt" style:font-style-complex="italic"/>
    </style:style>
    <style:style style:name="P24" style:family="paragraph">
      <loext:graphic-properties draw:fill-color="#b2b2b2" draw:opacity="30%"/>
      <style:paragraph-properties fo:text-align="center" style:writing-mode="lr-tb"/>
      <style:text-properties style:text-position="0% 100%" fo:font-size="6pt" fo:font-style="italic" style:font-size-asian="6pt" style:font-style-asian="italic" style:font-size-complex="6pt" style:font-style-complex="italic"/>
    </style:style>
    <style:style style:name="P25" style:family="paragraph">
      <loext:graphic-properties draw:fill="solid" draw:fill-color="#b2b2b2" draw:opacity="30%"/>
      <style:paragraph-properties fo:text-align="center" style:writing-mode="lr-tb"/>
      <style:text-properties style:text-position="0% 100%" fo:font-size="6pt" fo:font-style="italic" style:font-size-asian="6pt" style:font-style-asian="italic" style:font-size-complex="6pt" style:font-style-complex="italic"/>
    </style:style>
    <style:style style:name="P26" style:family="paragraph">
      <style:paragraph-properties fo:text-align="center"/>
      <style:text-properties fo:color="#000000" loext:opacity="100%" fo:font-size="7pt" style:font-size-asian="7pt" style:font-size-complex="7pt"/>
    </style:style>
    <style:style style:name="P27" style:family="paragraph">
      <loext:graphic-properties draw:fill-color="#ffffff" draw:opacity="70%"/>
      <style:paragraph-properties fo:text-align="center" style:writing-mode="lr-tb"/>
      <style:text-properties fo:color="#000000" loext:opacity="100%" fo:font-size="7pt" style:font-size-asian="7pt" style:font-size-complex="7pt"/>
    </style:style>
    <style:style style:name="P28" style:family="paragraph">
      <loext:graphic-properties draw:fill-color="#ffffff" draw:opacity="90%"/>
      <style:paragraph-properties fo:text-align="center" style:writing-mode="lr-tb"/>
      <style:text-properties fo:color="#000000" loext:opacity="100%" fo:font-size="7pt" style:font-size-asian="7pt" style:font-size-complex="7pt"/>
    </style:style>
    <style:style style:name="P29" style:family="paragraph">
      <loext:graphic-properties draw:fill-color="#ff972f" draw:opacity="30%"/>
      <style:paragraph-properties fo:text-align="center" style:writing-mode="lr-tb"/>
      <style:text-properties style:text-position="0% 100%" fo:font-size="6pt" fo:font-style="italic" style:font-size-asian="6pt" style:font-style-asian="italic" style:font-size-complex="6pt" style:font-style-complex="italic"/>
    </style:style>
    <style:style style:name="P30" style:family="paragraph">
      <loext:graphic-properties draw:fill-color="#ff972f" draw:opacity="30%"/>
      <style:paragraph-properties fo:text-align="center" style:writing-mode="lr-tb"/>
      <style:text-properties style:text-position="0% 100%" fo:font-size="7pt" fo:font-style="italic" style:font-size-asian="7pt" style:font-style-asian="italic" style:font-size-complex="7pt" style:font-style-complex="italic"/>
    </style:style>
    <style:style style:name="P31" style:family="paragraph">
      <style:paragraph-properties fo:text-align="center"/>
      <style:text-properties fo:color="#000000" loext:opacity="100%" fo:font-size="8pt" style:font-size-asian="12pt" style:font-size-complex="12pt"/>
    </style:style>
    <style:style style:name="P32" style:family="paragraph">
      <loext:graphic-properties draw:fill-color="#ffffff" draw:opacity="30%"/>
      <style:paragraph-properties fo:text-align="center" style:writing-mode="lr-tb"/>
      <style:text-properties fo:color="#000000" loext:opacity="100%" fo:font-size="8pt" style:font-size-asian="12pt" style:font-size-complex="12pt"/>
    </style:style>
    <style:style style:name="P33" style:family="paragraph">
      <loext:graphic-properties draw:fill-color="#ffffff" draw:opacity="30%"/>
      <style:paragraph-properties fo:text-align="center" style:writing-mode="lr-tb"/>
      <style:text-properties fo:color="#000000" loext:opacity="100%" fo:font-size="7pt" style:font-size-asian="7pt" style:font-size-complex="7pt"/>
    </style:style>
    <style:style style:name="P34" style:family="paragraph">
      <loext:graphic-properties draw:fill="solid" draw:fill-color="#8e86ae" draw:opacity="20%"/>
      <style:paragraph-properties fo:text-align="center"/>
    </style:style>
    <style:style style:name="P35" style:family="paragraph">
      <loext:graphic-properties draw:fill="none" draw:fill-color="#ffffff"/>
      <style:paragraph-properties fo:text-align="center"/>
      <style:text-properties fo:color="#55308d" loext:opacity="100%" fo:font-size="10pt" fo:font-weight="bold" style:font-size-asian="10pt" style:font-weight-asian="bold" style:font-size-complex="10pt" style:font-weight-complex="bold"/>
    </style:style>
    <style:style style:name="P36" style:family="paragraph">
      <style:paragraph-properties fo:margin-top="0.42cm" fo:margin-bottom="0.35cm" fo:text-align="center"/>
      <style:text-properties fo:color="#000000" loext:opacity="100%" fo:font-size="6.5pt" style:font-size-asian="6.5pt" style:font-size-complex="6.5pt"/>
    </style:style>
    <style:style style:name="P37" style:family="paragraph">
      <loext:graphic-properties draw:fill-color="#ffffff" draw:opacity="70%"/>
      <style:paragraph-properties fo:margin-top="0.42cm" fo:margin-bottom="0.35cm" fo:text-align="center" style:writing-mode="lr-tb"/>
      <style:text-properties fo:color="#000000" loext:opacity="100%" fo:font-size="6.5pt" style:font-size-asian="6.5pt" style:font-size-complex="6.5pt"/>
    </style:style>
    <style:style style:name="P38" style:family="paragraph">
      <style:paragraph-properties fo:margin-top="0.42cm" fo:margin-bottom="0.35cm" fo:text-align="center"/>
      <style:text-properties fo:color="#000000" loext:opacity="100%" style:text-position="0% 100%" fo:font-size="10pt" fo:font-style="italic" style:font-size-asian="10pt" style:font-style-asian="italic" style:font-size-complex="10pt" style:font-style-complex="italic"/>
    </style:style>
    <style:style style:name="P39" style:family="paragraph">
      <loext:graphic-properties draw:fill-color="#8e86ae" draw:opacity="30%"/>
      <style:paragraph-properties fo:margin-top="0.42cm" fo:margin-bottom="0.35cm" fo:text-align="center" style:writing-mode="lr-tb"/>
      <style:text-properties fo:color="#000000" loext:opacity="100%" style:text-position="0% 100%" fo:font-size="10pt" fo:font-style="italic" style:font-size-asian="10pt" style:font-style-asian="italic" style:font-size-complex="10pt" style:font-style-complex="italic"/>
    </style:style>
    <style:style style:name="P40" style:family="paragraph">
      <style:paragraph-properties fo:text-align="center"/>
      <style:text-properties fo:color="#000000" loext:opacity="100%" style:text-position="0% 100%" fo:font-size="6pt" fo:font-style="italic" style:font-size-asian="6pt" style:font-style-asian="italic" style:font-size-complex="6pt" style:font-style-complex="italic"/>
    </style:style>
    <style:style style:name="P41" style:family="paragraph">
      <loext:graphic-properties draw:fill-color="#8e86ae" draw:opacity="30%"/>
      <style:paragraph-properties fo:text-align="center" style:writing-mode="lr-tb"/>
      <style:text-properties fo:color="#000000" loext:opacity="100%" style:text-position="0% 100%" fo:font-size="6pt" fo:font-style="italic" style:font-size-asian="6pt" style:font-style-asian="italic" style:font-size-complex="6pt" style:font-style-complex="italic"/>
    </style:style>
    <style:style style:name="P42" style:family="paragraph">
      <loext:graphic-properties draw:fill="solid" draw:fill-color="#cccccc" draw:opacity="30%"/>
      <style:paragraph-properties fo:text-align="center"/>
    </style:style>
    <style:style style:name="P43" style:family="paragraph">
      <loext:graphic-properties draw:fill="none" draw:fill-color="#ffffff"/>
      <style:paragraph-properties fo:text-align="center"/>
      <style:text-properties fo:color="#000000" loext:opacity="100%"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ff6d6d" loext:opacity="100%" fo:font-size="6pt" style:font-size-asian="6pt" style:font-size-complex="6pt"/>
    </style:style>
    <style:style style:name="T3" style:family="text">
      <style:text-properties fo:color="#808080" loext:opacity="100%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860d" loext:opacity="100%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Liberation Sans Narrow" fo:font-size="8pt" style:font-size-asian="8pt" style:font-size-complex="8pt"/>
    </style:style>
    <style:style style:name="T6" style:family="text">
      <style:text-properties style:font-name="Liberation Sans Narrow" fo:font-size="8pt" fo:font-style="italic" style:font-size-asian="8pt" style:font-style-asian="italic" style:font-size-complex="8pt" style:font-style-complex="italic"/>
    </style:style>
    <style:style style:name="T7" style:family="text">
      <style:text-properties fo:color="#000000" loext:opacity="100%" fo:font-size="6pt" fo:font-weight="normal" style:font-size-asian="6pt" style:font-weight-asian="normal" style:font-size-complex="6pt" style:font-weight-complex="normal"/>
    </style:style>
    <style:style style:name="T8" style:family="text">
      <style:text-properties fo:color="#000000" loext:opacity="100%" fo:font-size="8pt" style:font-size-asian="8pt" style:font-size-complex="8pt"/>
    </style:style>
    <style:style style:name="T9" style:family="text">
      <style:text-properties fo:color="#000000" loext:opacity="100%" fo:font-size="6pt" fo:font-style="italic" style:font-size-asian="6pt" style:font-style-asian="italic" style:font-size-complex="6pt" style:font-style-complex="italic"/>
    </style:style>
    <style:style style:name="T10" style:family="text">
      <style:text-properties fo:color="#000000" loext:opacity="100%" fo:font-size="6pt" style:font-size-asian="6pt" style:font-size-complex="6pt"/>
    </style:style>
    <style:style style:name="T11" style:family="text">
      <style:text-properties style:text-position="0% 100%" fo:font-size="7pt" fo:font-style="italic" style:font-size-asian="7pt" style:font-style-asian="italic" style:font-size-complex="7pt" style:font-style-complex="italic"/>
    </style:style>
    <style:style style:name="T12" style:family="text">
      <style:text-properties style:text-position="sub 58%" fo:font-size="7pt" fo:font-style="italic" style:font-size-asian="7pt" style:font-style-asian="italic" style:font-size-complex="7pt" style:font-style-complex="italic"/>
    </style:style>
    <style:style style:name="T13" style:family="text">
      <style:text-properties fo:color="#158466" loext:opacity="100%" fo:font-size="10pt" fo:font-weight="bold" style:font-size-asian="10pt" style:font-weight-asian="bold" style:font-size-complex="10pt" style:font-weight-complex="bold"/>
    </style:style>
    <style:style style:name="T14" style:family="text">
      <style:text-properties style:text-position="0% 100%" fo:font-size="6pt" fo:font-style="italic" style:font-size-asian="6pt" style:font-style-asian="italic" style:font-size-complex="6pt" style:font-style-complex="italic"/>
    </style:style>
    <style:style style:name="T15" style:family="text">
      <style:text-properties fo:color="#000000" loext:opacity="100%" fo:font-size="7pt" style:font-size-asian="7pt" style:font-size-complex="7pt"/>
    </style:style>
    <style:style style:name="T16" style:family="text">
      <style:text-properties fo:color="#000000" loext:opacity="100%" style:text-position="sub 58%" fo:font-size="7pt" style:font-size-asian="7pt" style:font-size-complex="7pt"/>
    </style:style>
    <style:style style:name="T17" style:family="text">
      <style:text-properties style:text-position="sub 58%" fo:font-size="6pt" fo:font-style="italic" style:font-size-asian="6pt" style:font-style-asian="italic" style:font-size-complex="6pt" style:font-style-complex="italic"/>
    </style:style>
    <style:style style:name="T18" style:family="text">
      <style:text-properties fo:color="#000000" loext:opacity="100%" fo:font-size="8pt" style:font-size-asian="12pt" style:font-size-complex="12pt"/>
    </style:style>
    <style:style style:name="T19" style:family="text">
      <style:text-properties fo:color="#55308d" loext:opacity="100%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000000" loext:opacity="100%" fo:font-size="6.5pt" style:font-size-asian="6.5pt" style:font-size-complex="6.5pt"/>
    </style:style>
    <style:style style:name="T21" style:family="text">
      <style:text-properties fo:color="#000000" loext:opacity="100%" style:text-position="0% 100%" fo:font-size="6pt" fo:font-style="italic" style:font-size-asian="6pt" style:font-style-asian="italic" style:font-size-complex="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cm" svg:height="5.7cm" svg:x="19.3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5cm" svg:height="6.25cm" svg:x="19cm" svg:y="1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5cm" svg:height="6.25cm" svg:x="14cm" svg:y="1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0.6cm" svg:height="0.6cm" svg:x="0.2cm" svg:y="1.801cm">
          <text:p text:style-name="P4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svg:x1="0.8cm" svg:y1="2.101cm" svg:x2="1.5cm" svg:y2="2.101cm" draw:start-shape="id1" draw:start-glue-point="10" draw:end-shape="id2" draw:end-glue-point="3" svg:d="M800 2101h700" svg:viewBox="0 0 701 1">
          <text:p/>
        </draw:connector>
        <draw:custom-shape draw:style-name="gr6" draw:text-style-name="P7" xml:id="id3" draw:id="id3" draw:layer="layout" svg:width="0.6cm" svg:height="0.6cm" svg:x="4.25cm" svg:y="0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3.5cm" svg:y1="2.101cm" svg:x2="4.338cm" svg:y2="1.263cm" draw:start-shape="id2" draw:start-glue-point="1" draw:end-shape="id3" draw:end-glue-point="7" svg:d="M3500 2101l838-838" svg:viewBox="0 0 839 839">
          <text:p/>
        </draw:connector>
        <draw:connector draw:style-name="gr8" draw:text-style-name="P6" draw:layer="layout" draw:type="line" svg:x1="3.5cm" svg:y1="2.101cm" svg:x2="4.5cm" svg:y2="2.101cm" draw:end-shape="id4" draw:end-glue-point="3" svg:d="M3500 2101h1000" svg:viewBox="0 0 1001 1">
          <text:p/>
        </draw:connector>
        <draw:connector draw:style-name="gr9" draw:text-style-name="P7" draw:layer="layout" draw:type="line" svg:x1="4.338cm" svg:y1="0.839cm" svg:x2="4.762cm" svg:y2="1.263cm" draw:start-shape="id3" draw:start-glue-point="5" draw:end-shape="id3" draw:end-glue-point="9" svg:d="M4338 839l424 424" svg:viewBox="0 0 425 425">
          <text:p/>
        </draw:connector>
        <draw:connector draw:style-name="gr9" draw:text-style-name="P7" draw:layer="layout" draw:type="line" svg:x1="4.338cm" svg:y1="1.263cm" svg:x2="4.762cm" svg:y2="0.839cm" draw:start-shape="id3" draw:start-glue-point="7" draw:end-shape="id3" draw:end-glue-point="11" svg:d="M4338 1263l424-424" svg:viewBox="0 0 425 425">
          <text:p/>
        </draw:connector>
        <draw:connector draw:style-name="gr7" draw:text-style-name="P6" draw:layer="layout" draw:type="line" svg:x1="6.5cm" svg:y1="2.101cm" svg:x2="7.288cm" svg:y2="1.313cm" draw:start-shape="id4" draw:start-glue-point="1" draw:end-shape="id5" draw:end-glue-point="7" svg:d="M6500 2101l788-788" svg:viewBox="0 0 789 789">
          <text:p/>
        </draw:connector>
        <draw:custom-shape draw:style-name="gr6" draw:text-style-name="P7" xml:id="id5" draw:id="id5" draw:layer="layout" svg:width="0.6cm" svg:height="0.6cm" svg:x="7.2cm" svg:y="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draw:type="line" svg:x1="7.288cm" svg:y1="0.889cm" svg:x2="7.712cm" svg:y2="1.313cm" draw:start-shape="id5" draw:start-glue-point="5" draw:end-shape="id5" draw:end-glue-point="9" svg:d="M7288 889l424 424" svg:viewBox="0 0 425 425">
          <text:p/>
        </draw:connector>
        <draw:connector draw:style-name="gr9" draw:text-style-name="P7" draw:layer="layout" draw:type="line" svg:x1="7.288cm" svg:y1="1.313cm" svg:x2="7.712cm" svg:y2="0.889cm" draw:start-shape="id5" draw:start-glue-point="7" draw:end-shape="id5" draw:end-glue-point="11" svg:d="M7288 1313l424-424" svg:viewBox="0 0 425 425">
          <text:p/>
        </draw:connector>
        <draw:connector draw:style-name="gr10" draw:text-style-name="P6" draw:layer="layout" draw:type="line" svg:x1="16.2cm" svg:y1="2.301cm" svg:x2="19.45cm" svg:y2="3.201cm" draw:start-shape="id6" draw:start-glue-point="1" draw:end-shape="id7" draw:end-glue-point="3" svg:d="M16200 2301l3250 900" svg:viewBox="0 0 3251 901">
          <text:p/>
        </draw:connector>
        <draw:connector draw:style-name="gr11" draw:text-style-name="P6" draw:layer="layout" draw:type="line" svg:x1="19.45cm" svg:y1="3.201cm" svg:x2="18.2cm" svg:y2="3.801cm" draw:start-shape="id7" draw:start-glue-point="3" draw:end-shape="id8" draw:end-glue-point="1" svg:d="M19450 3201l-1250 600" svg:viewBox="0 0 1251 601">
          <text:p/>
        </draw:connector>
        <draw:connector draw:style-name="gr8" draw:text-style-name="P6" draw:layer="layout" draw:type="line" svg:x1="21.45cm" svg:y1="3.201cm" svg:x2="22.25cm" svg:y2="2.301cm" draw:start-shape="id7" draw:start-glue-point="1" draw:end-shape="id9" draw:end-glue-point="3" svg:d="M21450 3201l800-900" svg:viewBox="0 0 801 901">
          <text:p/>
        </draw:connector>
        <draw:connector draw:style-name="gr8" draw:text-style-name="P6" draw:layer="layout" draw:type="line" svg:x1="23.25cm" svg:y1="2.801cm" svg:x2="23.25cm" svg:y2="3.3cm" draw:start-shape="id9" draw:start-glue-point="2" draw:end-shape="id10" draw:end-glue-point="0" svg:d="M23250 2801v499" svg:viewBox="0 0 1 500">
          <text:p/>
        </draw:connector>
        <draw:connector draw:style-name="gr7" draw:text-style-name="P6" draw:layer="layout" draw:type="line" svg:x1="23.9cm" svg:y1="4.749cm" svg:x2="23.25cm" svg:y2="4.3cm" draw:start-shape="id11" draw:start-glue-point="3" draw:end-shape="id10" draw:end-glue-point="2" svg:d="M23900 4749l-650-449" svg:viewBox="0 0 651 450">
          <text:p/>
        </draw:connector>
        <draw:connector draw:style-name="gr7" draw:text-style-name="P6" draw:layer="layout" draw:type="line" svg:x1="25.35cm" svg:y1="2.3cm" svg:x2="24.25cm" svg:y2="2.301cm" draw:start-shape="id12" draw:start-glue-point="3" draw:end-shape="id9" draw:end-glue-point="1" svg:d="M25350 2300l-1100 1" svg:viewBox="0 0 1101 2">
          <text:p/>
        </draw:connector>
        <draw:connector draw:style-name="gr7" draw:text-style-name="P6" draw:layer="layout" draw:type="line" svg:x1="26.2cm" svg:y1="3.299cm" svg:x2="26.2cm" svg:y2="2.8cm" draw:start-shape="id13" draw:start-glue-point="0" draw:end-shape="id12" draw:end-glue-point="2" svg:d="M26200 3299v-499" svg:viewBox="0 0 1 500">
          <text:p/>
        </draw:connector>
        <draw:connector draw:style-name="gr7" draw:text-style-name="P6" draw:layer="layout" draw:type="line" svg:x1="26.2cm" svg:y1="4.949cm" svg:x2="26.2cm" svg:y2="4.299cm" draw:start-shape="id14" draw:start-glue-point="0" draw:end-shape="id13" draw:end-glue-point="2" svg:d="M26200 4949v-650" svg:viewBox="0 0 1 651">
          <text:p/>
        </draw:connector>
        <draw:frame draw:style-name="gr12" draw:text-style-name="P9" draw:layer="layout" svg:width="2.5cm" svg:height="0.489cm" svg:x="3.35cm" svg:y="0.331cm">
          <draw:text-box>
            <text:p text:style-name="P8"><text:span text:style-name="T2">Discard dataset</text:span></text:p>
          </draw:text-box>
        </draw:frame>
        <draw:frame draw:style-name="gr13" draw:text-style-name="P9" draw:layer="layout" svg:width="2.5cm" svg:height="0.727cm" svg:x="6.25cm" svg:y="0.082cm">
          <draw:text-box>
            <text:p text:style-name="P8"><text:span text:style-name="T2">Discard </text:span></text:p>
            <text:p text:style-name="P8"><text:span text:style-name="T2">concerned rows</text:span></text:p>
          </draw:text-box>
        </draw:frame>
        <draw:frame draw:style-name="gr14" draw:text-style-name="P10" draw:layer="layout" svg:width="3.5cm" svg:height="0.645cm" svg:x="14.5cm" svg:y="0.451cm">
          <draw:text-box>
            <text:p text:style-name="P8"><text:span text:style-name="T3">Misc. </text:span><text:span text:style-name="T3">treatment</text:span></text:p>
          </draw:text-box>
        </draw:frame>
        <draw:frame draw:style-name="gr14" draw:text-style-name="P11" draw:layer="layout" svg:width="8.5cm" svg:height="0.645cm" svg:x="19cm" svg:y="0.455cm">
          <draw:text-box>
            <text:p text:style-name="P8"><text:span text:style-name="T4">Scarificatio</text:span><text:span text:style-name="T4">n</text:span></text:p>
          </draw:text-box>
        </draw:frame>
        <draw:frame draw:style-name="gr15" draw:text-style-name="P12" draw:layer="layout" svg:width="2.05cm" svg:height="1.887cm" svg:x="27cm" svg:y="8.5cm">
          <draw:text-box>
            <text:p><text:span text:style-name="T5">&gt; Note: did not </text:span><text:span text:style-name="T5">use concentration </text:span><text:span text:style-name="T5">as only </text:span><text:span text:style-name="T5">chemicalCor was </text:span><text:span text:style-name="T5">cleaned</text:span></text:p>
          </draw:text-box>
        </draw:frame>
        <draw:frame draw:style-name="gr16" draw:text-style-name="P13" draw:layer="layout" svg:width="2.25cm" svg:height="1.62cm" svg:x="0.552cm" svg:y="2.896cm">
          <draw:text-box>
            <text:p><text:span text:style-name="T6">&gt; </text:span><text:span text:style-name="T6">Not</text:span><text:span text:style-name="T6">e: </text:span><text:span text:style-name="T6">chilli</text:span><text:span text:style-name="T6">ng </text:span><text:span text:style-name="T6">treat</text:span><text:span text:style-name="T6">men</text:span><text:span text:style-name="T6">t </text:span><text:span text:style-name="T6">corr</text:span><text:span text:style-name="T6">esp</text:span><text:span text:style-name="T6">ond </text:span><text:span text:style-name="T6">to </text:span><text:span text:style-name="T6">dor</text:span><text:span text:style-name="T6">man</text:span><text:span text:style-name="T6">cy </text:span><text:span text:style-name="T6">colu</text:span><text:span text:style-name="T6">mns</text:span></text:p>
          </draw:text-box>
        </draw:frame>
        <draw:frame draw:style-name="gr17" draw:text-style-name="P14" xml:id="id11" draw:id="id11" draw:layer="layout" svg:width="1.25cm" svg:height="0.6cm" svg:x="23.9cm" svg:y="4.449cm">
          <draw:text-box>
            <text:p text:style-name="P8"><text:span text:style-name="T7">Nothing </text:span><text:span text:style-name="T7">yet</text:span></text:p>
          </draw:text-box>
        </draw:frame>
        <draw:connector draw:style-name="gr8" draw:text-style-name="P6" draw:layer="layout" draw:type="line" svg:x1="15.2cm" svg:y1="2.801cm" svg:x2="15.195cm" svg:y2="3.301cm" draw:start-shape="id6" draw:start-glue-point="2" svg:d="M15200 2801l-5 500" svg:viewBox="0 0 6 501">
          <text:p/>
        </draw:connector>
        <draw:custom-shape draw:style-name="gr18" draw:text-style-name="P16" xml:id="id6" draw:id="id6" draw:layer="layout" svg:width="2cm" svg:height="1cm" svg:x="14.2cm" svg:y="1.801cm">
          <text:p text:style-name="P15"><text:span text:style-name="T8">Misc.</text:span></text:p>
          <text:p text:style-name="P15"><text:span text:style-name="T8">treatment?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6.2cm" svg:y1="3.801cm" svg:x2="16.5cm" svg:y2="3.801cm" draw:start-shape="id15" draw:start-glue-point="1" draw:end-shape="id8" svg:d="M16200 3801h300" svg:viewBox="0 0 301 1">
          <text:p/>
        </draw:connector>
        <draw:connector draw:style-name="gr8" draw:text-style-name="P6" draw:layer="layout" draw:type="line" svg:x1="6.5cm" svg:y1="2.101cm" svg:x2="7.3cm" svg:y2="3.101cm" draw:start-shape="id4" draw:start-glue-point="1" draw:end-shape="id16" draw:end-glue-point="3" svg:d="M6500 2101l800 1000" svg:viewBox="0 0 801 1001">
          <text:p/>
        </draw:connector>
        <draw:connector draw:style-name="gr7" draw:text-style-name="P6" draw:layer="layout" draw:type="line" svg:x1="8.3cm" svg:y1="2.601cm" svg:x2="9.038cm" svg:y2="1.813cm" draw:start-shape="id16" draw:start-glue-point="0" draw:end-shape="id17" draw:end-glue-point="7" svg:d="M8300 2601l738-788" svg:viewBox="0 0 739 789">
          <text:p/>
        </draw:connector>
        <draw:custom-shape draw:style-name="gr6" draw:text-style-name="P7" xml:id="id17" draw:id="id17" draw:layer="layout" svg:width="0.6cm" svg:height="0.6cm" svg:x="8.95cm" svg:y="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draw:type="line" svg:x1="9.038cm" svg:y1="1.389cm" svg:x2="9.462cm" svg:y2="1.813cm" draw:start-shape="id17" draw:start-glue-point="5" draw:end-shape="id17" draw:end-glue-point="9" svg:d="M9038 1389l424 424" svg:viewBox="0 0 425 425">
          <text:p/>
        </draw:connector>
        <draw:connector draw:style-name="gr9" draw:text-style-name="P7" draw:layer="layout" draw:type="line" svg:x1="9.038cm" svg:y1="1.813cm" svg:x2="9.462cm" svg:y2="1.389cm" draw:start-shape="id17" draw:start-glue-point="7" draw:end-shape="id17" draw:end-glue-point="11" svg:d="M9038 1813l424-424" svg:viewBox="0 0 425 425">
          <text:p/>
        </draw:connector>
        <draw:frame draw:style-name="gr13" draw:text-style-name="P9" draw:layer="layout" svg:width="2.5cm" svg:height="0.727cm" svg:x="8cm" svg:y="0.601cm">
          <draw:text-box>
            <text:p text:style-name="P8"><text:span text:style-name="T2">Discard </text:span></text:p>
            <text:p text:style-name="P8"><text:span text:style-name="T2">concerned rows</text:span></text:p>
          </draw:text-box>
        </draw:frame>
        <draw:connector draw:style-name="gr19" draw:text-style-name="P6" draw:layer="layout" draw:type="line" svg:x1="13.05cm" svg:y1="3.1cm" svg:x2="14.2cm" svg:y2="2.301cm" draw:start-shape="id18" draw:start-glue-point="10" draw:end-shape="id6" draw:end-glue-point="3" svg:d="M13050 3100l1150-799" svg:viewBox="0 0 1151 800">
          <text:p/>
        </draw:connector>
        <draw:frame draw:style-name="gr20" draw:text-style-name="P17" draw:layer="layout" svg:width="2.5cm" svg:height="0.965cm" svg:x="7.25cm" svg:y="3.605cm">
          <draw:text-box>
            <text:p text:style-name="P8"><text:span text:style-name="T9">Only two </text:span><text:span text:style-name="T9">right now: </text:span><text:span text:style-name="T9">osmotic </text:span><text:span text:style-name="T9">stress and </text:span><text:span text:style-name="T9">salt stress</text:span></text:p>
          </draw:text-box>
        </draw:frame>
        <draw:custom-shape draw:style-name="gr18" draw:text-style-name="P16" xml:id="id21" draw:id="id21" draw:layer="layout" svg:width="2cm" svg:height="1cm" svg:x="22.25cm" svg:y="8.5cm">
          <text:p text:style-name="P15"><text:span text:style-name="T10">Non-problematic</text:span><text:span text:style-name="T8"><text:line-break/></text:span><text:span text:style-name="T8">chemical?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23.25cm" svg:y1="4.3cm" svg:x2="23.25cm" svg:y2="5.249cm" draw:start-shape="id10" draw:start-glue-point="2" draw:end-shape="id19" draw:end-glue-point="0" svg:d="M23250 4300v949" svg:viewBox="0 0 1 950">
          <text:p/>
        </draw:connector>
        <draw:connector draw:style-name="gr8" draw:text-style-name="P6" draw:layer="layout" draw:type="line" svg:x1="25.45cm" svg:y1="10.3cm" svg:x2="23.25cm" svg:y2="9.5cm" draw:start-shape="id20" draw:start-glue-point="0" draw:end-shape="id21" draw:end-glue-point="2" svg:d="M25450 10300l-2200-800" svg:viewBox="0 0 2201 801">
          <text:p/>
        </draw:connector>
        <draw:connector draw:style-name="gr8" draw:text-style-name="P6" draw:layer="layout" draw:type="line" svg:x1="24.45cm" svg:y1="10.8cm" svg:x2="24.05cm" svg:y2="10.8cm" draw:start-shape="id20" draw:start-glue-point="3" draw:end-shape="id22" draw:end-glue-point="1" svg:d="M24450 10800h-400" svg:viewBox="0 0 401 1">
          <text:p/>
        </draw:connector>
        <draw:custom-shape draw:style-name="gr21" draw:text-style-name="P19" xml:id="id23" draw:id="id23" draw:layer="layout" svg:width="2cm" svg:height="1cm" svg:x="19.65cm" svg:y="9.6cm">
          <text:p text:style-name="P18"><text:span text:style-name="T11">Keep only control/H</text:span><text:span text:style-name="T12">2</text:span><text:span text:style-name="T11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22.05cm" svg:y1="10.8cm" svg:x2="21.65cm" svg:y2="10.1cm" draw:start-shape="id22" draw:start-glue-point="3" draw:end-shape="id23" draw:end-glue-point="1" svg:d="M22050 10800l-400-700" svg:viewBox="0 0 401 701">
          <text:p/>
        </draw:connector>
        <draw:frame draw:style-name="gr14" draw:text-style-name="P20" draw:layer="layout" svg:width="7.452cm" svg:height="0.645cm" svg:x="19.348cm" svg:y="13.705cm">
          <draw:text-box>
            <text:p text:style-name="P8"><text:span text:style-name="T13">Chemical</text:span></text:p>
          </draw:text-box>
        </draw:frame>
        <draw:connector draw:style-name="gr7" draw:text-style-name="P6" draw:layer="layout" draw:type="line" svg:x1="21.6cm" svg:y1="11.45cm" svg:x2="22.05cm" svg:y2="10.8cm" draw:start-shape="id24" draw:end-shape="id22" draw:end-glue-point="3" svg:d="M21600 11450l450-650" svg:viewBox="0 0 451 651">
          <text:p/>
        </draw:connector>
        <draw:connector draw:style-name="gr7" draw:text-style-name="P6" draw:layer="layout" draw:type="line" svg:x1="25.45cm" svg:y1="12.3cm" svg:x2="25.45cm" svg:y2="11.3cm" draw:start-shape="id25" draw:start-glue-point="0" draw:end-shape="id20" draw:end-glue-point="2" svg:d="M25450 12300v-1000" svg:viewBox="0 0 1 1001">
          <text:p/>
        </draw:connector>
        <draw:custom-shape draw:style-name="gr22" draw:text-style-name="P21" xml:id="id20" draw:id="id20" draw:layer="layout" svg:width="2cm" svg:height="1cm" svg:x="24.45cm" svg:y="10.3cm">
          <text:p text:style-name="P15"><text:span text:style-name="T8">Same n. of C/F treat.?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xml:id="id25" draw:id="id25" draw:layer="layout" svg:width="1.8cm" svg:height="1cm" svg:x="24.55cm" svg:y="12.3cm">
          <text:p text:style-name="P22"><text:span text:style-name="T14">Choose chem. with max n. of C/F trea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draw:type="line" svg:x1="10.81cm" svg:y1="2.593cm" svg:x2="11.948cm" svg:y2="1.805cm" draw:start-shape="id26" draw:start-glue-point="0" draw:end-shape="id27" draw:end-glue-point="7" svg:d="M10810 2593l1138-788" svg:viewBox="0 0 1139 789">
          <text:p/>
        </draw:connector>
        <draw:custom-shape draw:style-name="gr6" draw:text-style-name="P7" xml:id="id27" draw:id="id27" draw:layer="layout" svg:width="0.6cm" svg:height="0.6cm" svg:x="11.86cm" svg:y="1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draw:type="line" svg:x1="11.948cm" svg:y1="1.381cm" svg:x2="12.372cm" svg:y2="1.805cm" draw:start-shape="id27" draw:start-glue-point="5" draw:end-shape="id27" draw:end-glue-point="9" svg:d="M11948 1381l424 424" svg:viewBox="0 0 425 425">
          <text:p/>
        </draw:connector>
        <draw:connector draw:style-name="gr9" draw:text-style-name="P7" draw:layer="layout" draw:type="line" svg:x1="11.948cm" svg:y1="1.805cm" svg:x2="12.372cm" svg:y2="1.381cm" draw:start-shape="id27" draw:start-glue-point="7" draw:end-shape="id27" draw:end-glue-point="11" svg:d="M11948 1805l424-424" svg:viewBox="0 0 425 425">
          <text:p/>
        </draw:connector>
        <draw:connector draw:style-name="gr8" draw:text-style-name="P6" draw:layer="layout" draw:type="line" svg:x1="9.3cm" svg:y1="3.101cm" svg:x2="9.81cm" svg:y2="3.093cm" draw:start-shape="id16" draw:start-glue-point="1" draw:end-shape="id26" draw:end-glue-point="3" svg:d="M9300 3101l510-8" svg:viewBox="0 0 511 9">
          <text:p/>
        </draw:connector>
        <draw:frame draw:style-name="gr13" draw:text-style-name="P9" draw:layer="layout" svg:width="2.5cm" svg:height="0.727cm" svg:x="10.95cm" svg:y="0.674cm">
          <draw:text-box>
            <text:p text:style-name="P8"><text:span text:style-name="T2">Discard </text:span></text:p>
            <text:p text:style-name="P8"><text:span text:style-name="T2">concerned rows</text:span></text:p>
          </draw:text-box>
        </draw:frame>
        <draw:custom-shape draw:style-name="gr24" draw:text-style-name="P24" xml:id="id8" draw:id="id8" draw:layer="layout" svg:width="1.7cm" svg:height="1cm" svg:x="16.5cm" svg:y="3.301cm">
          <text:p text:style-name="P22"><text:span text:style-name="T14">Choose misc. with max n. of C/F trea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1" xml:id="id15" draw:id="id15" draw:layer="layout" svg:width="2cm" svg:height="1cm" svg:x="14.2cm" svg:y="3.301cm">
          <text:p text:style-name="P15"><text:span text:style-name="T8">Same n. of C/F treat.?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15.2cm" svg:y1="4.301cm" svg:x2="15.2cm" svg:y2="4.751cm" draw:start-shape="id15" draw:start-glue-point="2" draw:end-shape="id28" draw:end-glue-point="0" svg:d="M15200 4301v450" svg:viewBox="0 0 1 451">
          <text:p/>
        </draw:connector>
        <draw:connector draw:style-name="gr8" draw:text-style-name="P6" draw:layer="layout" draw:type="line" svg:x1="15.2cm" svg:y1="5.751cm" svg:x2="15.201cm" svg:y2="6.002cm" draw:start-shape="id28" draw:start-glue-point="2" draw:end-shape="id29" draw:end-glue-point="0" svg:d="M15200 5751l1 251" svg:viewBox="0 0 2 252">
          <text:p/>
        </draw:connector>
        <draw:connector draw:style-name="gr8" draw:text-style-name="P6" draw:layer="layout" draw:type="line" svg:x1="16.25cm" svg:y1="5.651cm" svg:x2="16.001cm" svg:y2="6.502cm" draw:start-shape="id30" draw:start-glue-point="3" draw:end-shape="id29" draw:end-glue-point="1" svg:d="M16250 5651l-249 851" svg:viewBox="0 0 250 852">
          <text:p/>
        </draw:connector>
        <draw:connector draw:style-name="gr25" draw:text-style-name="P6" draw:layer="layout" draw:type="line" svg:x1="19.45cm" svg:y1="3.201cm" svg:x2="18.25cm" svg:y2="5.651cm" draw:start-shape="id7" draw:start-glue-point="3" draw:end-shape="id30" draw:end-glue-point="1" svg:d="M19450 3201l-1200 2450" svg:viewBox="0 0 1201 2451">
          <text:p/>
        </draw:connector>
        <draw:custom-shape draw:style-name="gr26" draw:text-style-name="P25" xml:id="id29" draw:id="id29" draw:layer="layout" svg:width="1.6cm" svg:height="1cm" svg:x="14.401cm" svg:y="6.002cm">
          <text:p text:style-name="P22"><text:span text:style-name="T14">Then, if needed:</text:span></text:p>
          <text:p text:style-name="P22"><text:span text:style-name="T14">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4" xml:id="id28" draw:id="id28" draw:layer="layout" svg:width="1.7cm" svg:height="1cm" svg:x="14.35cm" svg:y="4.751cm">
          <text:p text:style-name="P22"><text:span text:style-name="T14">Choose misc. with max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5" xml:id="id30" draw:id="id30" draw:layer="layout" svg:width="2cm" svg:height="1cm" svg:x="16.25cm" svg:y="5.151cm">
          <text:p text:style-name="P22"><text:span text:style-name="T14">Then, if needed: max. avg.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7" xml:id="id22" draw:id="id22" draw:layer="layout" svg:width="2cm" svg:height="1cm" svg:x="22.05cm" svg:y="10.3cm">
          <text:p text:style-name="P26"><text:span text:style-name="T15">Is there a control, or H</text:span><text:span text:style-name="T16">2</text:span><text:span text:style-name="T15">0?</text:span></text:p>
          <draw:enhanced-geometry svg:viewBox="0 0 21600 21600" draw:type="rectangle" draw:enhanced-path="M 0 0 L 21600 0 21600 21600 0 21600 0 0 Z N"/>
        </draw:custom-shape>
        <draw:custom-shape draw:style-name="gr28" draw:text-style-name="P23" xml:id="id24" draw:id="id24" draw:layer="layout" svg:width="1.9cm" svg:height="1cm" svg:x="19.7cm" svg:y="10.95cm">
          <text:p text:style-name="P22"><text:span text:style-name="T14">Choose chem. with max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3" xml:id="id31" draw:id="id31" draw:layer="layout" svg:width="1.8cm" svg:height="1cm" svg:x="22.151cm" svg:y="12.301cm">
          <text:p text:style-name="P22"><text:span text:style-name="T14">Then, if needed: control or H</text:span><text:span text:style-name="T17">2</text:span><text:span text:style-name="T14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3" xml:id="id32" draw:id="id32" draw:layer="layout" svg:width="1.8cm" svg:height="1cm" svg:x="19.752cm" svg:y="12.302cm">
          <text:p text:style-name="P22"><text:span text:style-name="T14">Then, if needed: max.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draw:type="line" svg:x1="23.951cm" svg:y1="12.801cm" svg:x2="24.55cm" svg:y2="12.8cm" draw:start-shape="id31" draw:start-glue-point="1" draw:end-shape="id25" draw:end-glue-point="3" svg:d="M23951 12801l599-1" svg:viewBox="0 0 600 2">
          <text:p/>
        </draw:connector>
        <draw:connector draw:style-name="gr7" draw:text-style-name="P6" draw:layer="layout" draw:type="line" svg:x1="21.552cm" svg:y1="12.802cm" svg:x2="22.151cm" svg:y2="12.801cm" draw:start-shape="id32" draw:start-glue-point="1" draw:end-shape="id31" draw:end-glue-point="3" svg:d="M21552 12802l599-1" svg:viewBox="0 0 600 2">
          <text:p/>
        </draw:connector>
        <draw:connector draw:style-name="gr29" draw:text-style-name="P6" draw:layer="layout" draw:type="line" svg:x1="23.25cm" svg:y1="8.5cm" svg:x2="26.2cm" svg:y2="5.949cm" draw:start-shape="id21" draw:start-glue-point="0" draw:end-shape="id14" draw:end-glue-point="2" svg:d="M23250 8500l2950-2551" svg:viewBox="0 0 2951 2552">
          <text:p/>
        </draw:connector>
        <draw:connector draw:style-name="gr29" draw:text-style-name="P6" draw:layer="layout" draw:type="line" svg:x1="23.25cm" svg:y1="8.5cm" svg:x2="20.45cm" svg:y2="3.701cm" draw:start-shape="id21" draw:start-glue-point="0" draw:end-shape="id7" draw:end-glue-point="2" svg:d="M23250 8500l-2800-4799" svg:viewBox="0 0 2801 4800">
          <text:p/>
        </draw:connector>
        <draw:connector draw:style-name="gr30" draw:text-style-name="P6" draw:layer="layout" draw:type="line" svg:x1="23.25cm" svg:y1="6.249cm" svg:x2="23.25cm" svg:y2="8.5cm" draw:start-shape="id19" draw:start-glue-point="2" draw:end-shape="id21" draw:end-glue-point="0" svg:d="M23250 6249v2251" svg:viewBox="0 0 1 2252">
          <text:p/>
        </draw:connector>
        <draw:custom-shape draw:style-name="gr18" draw:text-style-name="P28" xml:id="id10" draw:id="id10" draw:layer="layout" svg:width="2cm" svg:height="1cm" svg:x="22.25cm" svg:y="3.3cm">
          <text:p text:style-name="P26"><text:span text:style-name="T15">Only two scarif., one is control?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xml:id="id9" draw:id="id9" draw:layer="layout" svg:width="2cm" svg:height="1cm" svg:x="22.25cm" svg:y="1.801cm">
          <text:p text:style-name="P15"><text:span text:style-name="T8">Same n. of C/F treat.?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xml:id="id14" draw:id="id14" draw:layer="layout" svg:width="1.7cm" svg:height="1cm" svg:x="25.35cm" svg:y="4.949cm">
          <text:p text:style-name="P22"><text:span text:style-name="T14">Then, if needed: max. resp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9" xml:id="id13" draw:id="id13" draw:layer="layout" svg:width="1.5cm" svg:height="1cm" svg:x="25.45cm" svg:y="3.299cm">
          <text:p text:style-name="P22"><text:span text:style-name="T14">Then, if needed:</text:span></text:p>
          <text:p text:style-name="P22"><text:span text:style-name="T14">scarifi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9" xml:id="id12" draw:id="id12" draw:layer="layout" svg:width="1.7cm" svg:height="1cm" svg:x="25.35cm" svg:y="1.8cm">
          <text:p text:style-name="P22"><text:span text:style-name="T14">Choose scarif. with max n. of C/F trea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xml:id="id7" draw:id="id7" draw:layer="layout" svg:width="2cm" svg:height="1cm" svg:x="19.45cm" svg:y="2.701cm">
          <text:p text:style-name="P15"><text:span text:style-name="T8">Several scarific. treat.?</text:span></text:p>
          <draw:enhanced-geometry svg:viewBox="0 0 21600 21600" draw:type="rectangle" draw:enhanced-path="M 0 0 L 21600 0 21600 21600 0 21600 0 0 Z N"/>
        </draw:custom-shape>
        <draw:custom-shape draw:style-name="gr33" draw:text-style-name="P30" xml:id="id19" draw:id="id19" draw:layer="layout" svg:width="1.8cm" svg:height="1cm" svg:x="22.35cm" svg:y="5.249cm">
          <text:p text:style-name="P18"><text:span text:style-name="T11">Keep only scarif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2" xml:id="id2" draw:id="id2" draw:layer="layout" svg:width="2cm" svg:height="1cm" svg:x="1.5cm" svg:y="1.601cm">
          <text:p text:style-name="P31"><text:span text:style-name="T18">Germ.</text:span></text:p>
          <text:p text:style-name="P31"><text:span text:style-name="T18">percent?</text:span></text:p>
          <draw:enhanced-geometry svg:viewBox="0 0 21600 21600" draw:type="rectangle" draw:enhanced-path="M 0 0 L 21600 0 21600 21600 0 21600 0 0 Z N"/>
        </draw:custom-shape>
        <draw:custom-shape draw:style-name="gr34" draw:text-style-name="P33" xml:id="id4" draw:id="id4" draw:layer="layout" svg:width="2cm" svg:height="1cm" svg:x="4.5cm" svg:y="1.601cm">
          <text:p text:style-name="P26"><text:span text:style-name="T15">No problematic chemical?</text:span></text:p>
          <draw:enhanced-geometry svg:viewBox="0 0 21600 21600" draw:type="rectangle" draw:enhanced-path="M 0 0 L 21600 0 21600 21600 0 21600 0 0 Z N"/>
        </draw:custom-shape>
        <draw:custom-shape draw:style-name="gr34" draw:text-style-name="P33" xml:id="id26" draw:id="id26" draw:layer="layout" svg:width="2cm" svg:height="1cm" svg:x="9.81cm" svg:y="2.593cm">
          <text:p text:style-name="P26"><text:span text:style-name="T15">No germ. temp.?</text:span></text:p>
          <draw:enhanced-geometry svg:viewBox="0 0 21600 21600" draw:type="rectangle" draw:enhanced-path="M 0 0 L 21600 0 21600 21600 0 21600 0 0 Z N"/>
        </draw:custom-shape>
        <draw:custom-shape draw:style-name="gr34" draw:text-style-name="P33" xml:id="id16" draw:id="id16" draw:layer="layout" svg:width="2cm" svg:height="1cm" svg:x="7.3cm" svg:y="2.601cm">
          <text:p text:style-name="P26"><text:span text:style-name="T15">No problematic misc. treat.?</text:span></text:p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7.5cm" svg:height="4cm" svg:x="11.05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6" draw:layer="layout" draw:type="line" svg:x1="18cm" svg:y1="10.7cm" svg:x2="19.7cm" svg:y2="11.45cm" draw:start-shape="id33" draw:start-glue-point="1" draw:end-shape="id24" draw:end-glue-point="3" svg:d="M18000 10700l1700 750" svg:viewBox="0 0 1701 751">
          <text:p/>
        </draw:connector>
        <draw:connector draw:style-name="gr36" draw:text-style-name="P6" draw:layer="layout" draw:type="line" svg:x1="18cm" svg:y1="10.7cm" svg:x2="19.752cm" svg:y2="12.802cm" draw:start-shape="id33" draw:start-glue-point="1" draw:end-shape="id32" svg:d="M18000 10700l1752 2102" svg:viewBox="0 0 1753 2103">
          <text:p/>
        </draw:connector>
        <draw:connector draw:style-name="gr8" draw:text-style-name="P6" draw:layer="layout" draw:type="line" svg:x1="16.65cm" svg:y1="12.2cm" svg:x2="17.1cm" svg:y2="11.25cm" draw:start-shape="id34" draw:start-glue-point="1" draw:end-shape="id33" draw:end-glue-point="2" svg:d="M16650 12200l450-950" svg:viewBox="0 0 451 951">
          <text:p/>
        </draw:connector>
        <draw:connector draw:style-name="gr7" draw:text-style-name="P6" draw:layer="layout" draw:type="line" svg:x1="15.75cm" svg:y1="10.7cm" svg:x2="16.2cm" svg:y2="10.7cm" draw:start-shape="id35" draw:start-glue-point="1" draw:end-shape="id33" draw:end-glue-point="3" svg:d="M15750 10700h450" svg:viewBox="0 0 451 1">
          <text:p/>
        </draw:connector>
        <draw:connector draw:style-name="gr7" draw:text-style-name="P6" draw:layer="layout" draw:type="line" svg:x1="14.75cm" svg:y1="11.2cm" svg:x2="14.95cm" svg:y2="12.2cm" draw:start-shape="id35" draw:start-glue-point="2" draw:end-shape="id34" draw:end-glue-point="3" svg:d="M14750 11200l200 1000" svg:viewBox="0 0 201 1001">
          <text:p/>
        </draw:connector>
        <draw:connector draw:style-name="gr7" draw:text-style-name="P6" draw:layer="layout" draw:type="line" svg:x1="13.75cm" svg:y1="10.7cm" svg:x2="13.15cm" svg:y2="11.4cm" draw:start-shape="id35" draw:start-glue-point="3" draw:end-shape="id36" draw:end-glue-point="1" svg:d="M13750 10700l-600 700" svg:viewBox="0 0 601 701">
          <text:p/>
        </draw:connector>
        <draw:connector draw:style-name="gr8" draw:text-style-name="P6" draw:layer="layout" draw:type="line" svg:x1="13.75cm" svg:y1="10.7cm" svg:x2="13.15cm" svg:y2="10.15cm" draw:start-shape="id35" draw:start-glue-point="3" draw:end-shape="id37" draw:end-glue-point="1" svg:d="M13750 10700l-600-550" svg:viewBox="0 0 601 551">
          <text:p/>
        </draw:connector>
        <draw:frame draw:style-name="gr14" draw:text-style-name="P35" draw:layer="layout" svg:width="7.452cm" svg:height="0.645cm" svg:x="11cm" svg:y="13.155cm">
          <draw:text-box>
            <text:p text:style-name="P8"><text:span text:style-name="T19">Storage</text:span></text:p>
          </draw:text-box>
        </draw:frame>
        <draw:connector draw:style-name="gr37" draw:text-style-name="P6" draw:layer="layout" draw:type="line" svg:x1="18cm" svg:y1="10.7cm" svg:x2="19.65cm" svg:y2="10.1cm" draw:start-shape="id33" draw:start-glue-point="1" draw:end-shape="id23" draw:end-glue-point="3" svg:d="M18000 10700l1650-600" svg:viewBox="0 0 1651 601">
          <text:p/>
        </draw:connector>
        <draw:custom-shape draw:style-name="gr38" draw:text-style-name="P37" xml:id="id33" draw:id="id33" draw:layer="layout" svg:width="1.8cm" svg:height="1.1cm" svg:x="16.2cm" svg:y="10.15cm">
          <text:p text:style-name="P36"><text:span text:style-name="T20">Some stor. conditions qualify as chilling?</text:span></text:p>
          <draw:enhanced-geometry svg:viewBox="0 0 21600 21600" draw:type="rectangle" draw:enhanced-path="M 0 0 L 21600 0 21600 21600 0 21600 0 0 Z N"/>
        </draw:custom-shape>
        <draw:custom-shape draw:style-name="gr39" draw:text-style-name="P39" xml:id="id34" draw:id="id34" draw:layer="layout" svg:width="1.7cm" svg:height="1cm" svg:x="14.95cm" svg:y="11.7cm">
          <text:p text:style-name="P38"><text:span text:style-name="T21">Do not consider them as 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1" xml:id="id35" draw:id="id35" draw:layer="layout" svg:width="2cm" svg:height="1cm" svg:x="13.75cm" svg:y="10.2cm">
          <text:p text:style-name="P15"><text:span text:style-name="T8">Same n. of C/F treat.?</text:span></text:p>
          <draw:enhanced-geometry svg:viewBox="0 0 21600 21600" draw:type="rectangle" draw:enhanced-path="M 0 0 L 21600 0 21600 21600 0 21600 0 0 Z N"/>
        </draw:custom-shape>
        <draw:custom-shape draw:style-name="gr39" draw:text-style-name="P41" xml:id="id36" draw:id="id36" draw:layer="layout" svg:width="1.7cm" svg:height="1cm" svg:x="11.45cm" svg:y="10.9cm">
          <text:p text:style-name="P40"><text:span text:style-name="T21">Choose stor. with max n. of C/F trea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1" xml:id="id37" draw:id="id37" draw:layer="layout" svg:width="1.7cm" svg:height="1cm" svg:x="11.45cm" svg:y="9.65cm">
          <text:p text:style-name="P40"><text:span text:style-name="T21">Choose stor. with max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6" draw:layer="layout" draw:type="line" svg:x1="10cm" svg:y1="10.85cm" svg:x2="11.45cm" svg:y2="10.15cm" draw:end-shape="id37" draw:end-glue-point="3" svg:d="M10000 10850l1450-700" svg:viewBox="0 0 1451 701">
          <text:p/>
        </draw:connector>
        <draw:connector draw:style-name="gr36" draw:text-style-name="P6" draw:layer="layout" draw:type="line" svg:x1="10cm" svg:y1="10.85cm" svg:x2="11.45cm" svg:y2="11.4cm" draw:end-shape="id36" draw:end-glue-point="3" svg:d="M10000 10850l1450 550" svg:viewBox="0 0 1451 551">
          <text:p/>
        </draw:connector>
        <draw:connector draw:style-name="gr8" draw:text-style-name="P6" draw:layer="layout" draw:type="line" svg:x1="11.81cm" svg:y1="3.093cm" svg:x2="12.45cm" svg:y2="3.1cm" draw:start-shape="id26" draw:start-glue-point="1" draw:end-shape="id18" draw:end-glue-point="6" svg:d="M11810 3093l640 7" svg:viewBox="0 0 641 8">
          <text:p/>
        </draw:connector>
        <draw:custom-shape draw:style-name="gr40" draw:text-style-name="P42" xml:id="id18" draw:id="id18" draw:layer="layout" svg:width="0.6cm" svg:height="0.6cm" svg:x="12.45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43" draw:layer="layout" svg:width="1cm" svg:height="0.5cm" svg:x="0cm" svg:y="1.4cm">
          <draw:text-box>
            <text:p text:style-name="P8"><text:span text:style-name="T10">706</text:span></text:p>
          </draw:text-box>
        </draw:frame>
        <draw:frame draw:style-name="gr41" draw:text-style-name="P43" draw:layer="layout" svg:width="1cm" svg:height="0.5cm" svg:x="12.25cm" svg:y="2.4cm">
          <draw:text-box>
            <text:p text:style-name="P8"><text:span text:style-name="T10">505</text:span></text:p>
          </draw:text-box>
        </draw:frame>
        <draw:frame draw:style-name="gr42" draw:text-style-name="P13" draw:layer="layout" svg:width="2.25cm" svg:height="1.353cm" svg:x="7.5cm" svg:y="11.5cm">
          <draw:text-box>
            <text:p><text:span text:style-name="T6">Need to do </text:span><text:span text:style-name="T6">something about </text:span><text:span text:style-name="T6">photoperiod!</text:span></text:p>
          </draw:text-box>
        </draw:frame>
        <draw:connector draw:style-name="gr36" draw:text-style-name="P6" draw:layer="layout" draw:type="line" svg:x1="17.1cm" svg:y1="10.15cm" svg:x2="22.25cm" svg:y2="9cm" draw:start-shape="id33" draw:start-glue-point="0" draw:end-shape="id21" draw:end-glue-point="3" svg:d="M17100 10150l5150-1150" svg:viewBox="0 0 5151 11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13" svg:d="M0 13l10-13 10 13z"/>
    <draw:marker draw:name="Arrowheads_20_3" draw:display-name="Arrowheads 3" svg:viewBox="0 0 20 20" svg:d="M0 20l10-20 10 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0:41:46.529420145</meta:creation-date>
    <dc:date>2025-02-14T09:13:09.967006130</dc:date>
    <meta:editing-duration>PT16H22M4S</meta:editing-duration>
    <meta:editing-cycles>10</meta:editing-cycles>
    <meta:generator>LibreOffice/24.8.4.2$Linux_X86_64 LibreOffice_project/480$Build-2</meta:generator>
    <meta:print-date>2025-02-13T12:31:40.824965159</meta:print-date>
    <meta:printed-by>PDF files</meta:printed-by>
    <meta:document-statistic meta:object-count="109"/>
  </office:meta>
</office:document-meta>
</file>